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04b2" officeooo:paragraph-rsid="001804b2"/>
    </style:style>
    <style:style style:name="P2" style:family="paragraph" style:parent-style-name="Standard">
      <style:paragraph-properties fo:text-align="center" style:justify-single-word="false"/>
      <style:text-properties officeooo:rsid="001804b2" officeooo:paragraph-rsid="001acbde"/>
    </style:style>
    <style:style style:name="P3" style:family="paragraph" style:parent-style-name="Standard">
      <style:paragraph-properties fo:text-align="center" style:justify-single-word="false"/>
      <style:text-properties officeooo:rsid="001804b2" officeooo:paragraph-rsid="001e0c0c"/>
    </style:style>
    <style:style style:name="P4" style:family="paragraph" style:parent-style-name="Standard">
      <style:paragraph-properties fo:text-align="center" style:justify-single-word="false"/>
      <style:text-properties officeooo:rsid="001804b2" officeooo:paragraph-rsid="00201f9f"/>
    </style:style>
    <style:style style:name="P5" style:family="paragraph" style:parent-style-name="Standard">
      <style:paragraph-properties fo:text-align="center" style:justify-single-word="false"/>
      <style:text-properties officeooo:rsid="001804b2" officeooo:paragraph-rsid="0023b605"/>
    </style:style>
    <style:style style:name="P6" style:family="paragraph" style:parent-style-name="Standard">
      <style:paragraph-properties fo:text-align="justify" style:justify-single-word="false"/>
      <style:text-properties officeooo:rsid="001804b2" officeooo:paragraph-rsid="001804b2"/>
    </style:style>
    <style:style style:name="P7" style:family="paragraph" style:parent-style-name="Standard">
      <style:paragraph-properties fo:text-align="justify" style:justify-single-word="false"/>
      <style:text-properties officeooo:rsid="001804b2" officeooo:paragraph-rsid="001acbde"/>
    </style:style>
    <style:style style:name="P8" style:family="paragraph" style:parent-style-name="Standard">
      <style:paragraph-properties fo:text-align="justify" style:justify-single-word="false"/>
      <style:text-properties officeooo:rsid="001804b2" officeooo:paragraph-rsid="001e0c0c"/>
    </style:style>
    <style:style style:name="P9" style:family="paragraph" style:parent-style-name="Standard">
      <style:paragraph-properties fo:text-align="justify" style:justify-single-word="false"/>
      <style:text-properties officeooo:rsid="001804b2" officeooo:paragraph-rsid="00201f9f"/>
    </style:style>
    <style:style style:name="P10" style:family="paragraph" style:parent-style-name="Standard">
      <style:paragraph-properties fo:text-align="justify" style:justify-single-word="false"/>
      <style:text-properties officeooo:rsid="001804b2" officeooo:paragraph-rsid="0023b605"/>
    </style:style>
    <style:style style:name="P11" style:family="paragraph" style:parent-style-name="Standard">
      <style:paragraph-properties fo:text-align="justify" style:justify-single-word="false"/>
      <style:text-properties officeooo:rsid="001804b2" officeooo:paragraph-rsid="0027f6cb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599e" officeooo:paragraph-rsid="0019599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599e" officeooo:paragraph-rsid="001acbd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599e" officeooo:paragraph-rsid="001e0c0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a810e" officeooo:paragraph-rsid="001a810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b2f85" officeooo:paragraph-rsid="001b2f8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272008" officeooo:paragraph-rsid="00272008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804b2" style:font-size-asian="16pt" style:font-style-asian="italic" style:font-size-complex="16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acbde" style:font-size-asian="16pt" style:font-style-asian="italic" style:font-size-complex="16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e0c0c" style:font-size-asian="16pt" style:font-style-asian="italic" style:font-size-complex="16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201f9f" style:font-size-asian="16pt" style:font-style-asian="italic" style:font-size-complex="16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23b605" style:font-size-asian="16pt" style:font-style-asian="italic" style:font-size-complex="16pt" style:font-style-complex="italic"/>
    </style:style>
    <style:style style:name="P23" style:family="paragraph" style:parent-style-name="Standard">
      <style:paragraph-properties fo:text-align="justify" style:justify-single-word="false"/>
      <style:text-properties officeooo:rsid="0019599e" officeooo:paragraph-rsid="001804b2"/>
    </style:style>
    <style:style style:name="P24" style:family="paragraph" style:parent-style-name="Standard">
      <style:paragraph-properties fo:text-align="justify" style:justify-single-word="false"/>
      <style:text-properties officeooo:rsid="0019599e" officeooo:paragraph-rsid="001acbde"/>
    </style:style>
    <style:style style:name="P25" style:family="paragraph" style:parent-style-name="Standard">
      <style:paragraph-properties fo:text-align="justify" style:justify-single-word="false"/>
      <style:text-properties officeooo:rsid="0019599e" officeooo:paragraph-rsid="001e0c0c"/>
    </style:style>
    <style:style style:name="P26" style:family="paragraph" style:parent-style-name="Standard">
      <style:paragraph-properties fo:text-align="justify" style:justify-single-word="false"/>
      <style:text-properties officeooo:rsid="0019599e" officeooo:paragraph-rsid="00201f9f"/>
    </style:style>
    <style:style style:name="P27" style:family="paragraph" style:parent-style-name="Standard">
      <style:paragraph-properties fo:text-align="justify" style:justify-single-word="false"/>
      <style:text-properties officeooo:rsid="0019599e" officeooo:paragraph-rsid="0023b605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a810e" officeooo:paragraph-rsid="001a810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b2f85" officeooo:paragraph-rsid="001b2f85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9599e" officeooo:paragraph-rsid="001e0c0c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a4acf" officeooo:paragraph-rsid="001a4ac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font-weight="normal" officeooo:rsid="001e5d94" officeooo:paragraph-rsid="001e5d94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weight="normal" officeooo:rsid="0021886b" officeooo:paragraph-rsid="0021886b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weight="normal" officeooo:rsid="0023b605" officeooo:paragraph-rsid="0023b605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weight="normal" officeooo:rsid="00258a00" officeooo:paragraph-rsid="00258a0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weight="normal" officeooo:rsid="001fb547" officeooo:paragraph-rsid="001fb547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weight="normal" officeooo:rsid="0019599e" officeooo:paragraph-rsid="0027f6cb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weight="normal" officeooo:rsid="0025f24c" officeooo:paragraph-rsid="0025f24c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weight="normal" officeooo:rsid="00270120" officeooo:paragraph-rsid="00270120" fo:background-color="transparent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use-window-font-color="true" fo:font-weight="normal" officeooo:rsid="001804b2" officeooo:paragraph-rsid="00272008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weight="bold" officeooo:rsid="001b2f85" officeooo:paragraph-rsid="001fb547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weight="bold" officeooo:rsid="001b2f85" officeooo:paragraph-rsid="002267ff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weight="bold" officeooo:rsid="0019599e" officeooo:paragraph-rsid="00201f9f" fo:background-color="transparent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weight="bold" officeooo:rsid="0019599e" officeooo:paragraph-rsid="0023b605" fo:background-color="transparent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weight="bold" officeooo:rsid="0019599e" officeooo:paragraph-rsid="0027f6cb" fo:background-color="transparent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weight="bold" officeooo:rsid="001b2f85" officeooo:paragraph-rsid="0025f24c" fo:background-color="transparent" style:font-weight-asian="bold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normal" officeooo:rsid="0019599e" officeooo:paragraph-rsid="0019599e" style:font-weight-asian="normal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font-weight="normal" officeooo:rsid="001a4acf" officeooo:paragraph-rsid="001a4acf" style:font-weight-asian="normal" style:font-weight-complex="normal"/>
    </style:style>
    <style:style style:name="P49" style:family="paragraph" style:parent-style-name="Standard" style:list-style-name="L2">
      <style:paragraph-properties fo:text-align="justify" style:justify-single-word="false"/>
      <style:text-properties fo:font-weight="normal" officeooo:rsid="001a810e" officeooo:paragraph-rsid="001a810e" style:font-weight-asian="normal" style:font-weight-complex="normal"/>
    </style:style>
    <style:style style:name="P50" style:family="paragraph" style:parent-style-name="Standard" style:list-style-name="L3">
      <style:paragraph-properties fo:text-align="justify" style:justify-single-word="false"/>
      <style:text-properties fo:font-weight="normal" officeooo:rsid="001b2f85" officeooo:paragraph-rsid="001b2f85" style:font-weight-asian="normal" style:font-weight-complex="normal"/>
    </style:style>
    <style:style style:name="P51" style:family="paragraph" style:parent-style-name="Standard" style:list-style-name="L4">
      <style:paragraph-properties fo:text-align="justify" style:justify-single-word="false"/>
      <style:text-properties fo:font-weight="normal" officeooo:rsid="001b2f85" officeooo:paragraph-rsid="001b2f85" style:font-weight-asian="normal" style:font-weight-complex="normal"/>
    </style:style>
    <style:style style:name="P52" style:family="paragraph" style:parent-style-name="Standard" style:list-style-name="L5">
      <style:paragraph-properties fo:text-align="justify" style:justify-single-word="false"/>
      <style:text-properties fo:font-weight="normal" officeooo:rsid="001e0c0c" officeooo:paragraph-rsid="001e0c0c" style:font-weight-asian="normal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weight="bold" officeooo:rsid="0019599e" officeooo:paragraph-rsid="0019599e" style:font-weight-asian="bold" style:font-weight-complex="bold"/>
    </style:style>
    <style:style style:name="P54" style:family="paragraph" style:parent-style-name="Standard" style:list-style-name="L5">
      <style:paragraph-properties fo:text-align="justify" style:justify-single-word="false"/>
      <style:text-properties style:use-window-font-color="true" fo:font-weight="normal" officeooo:rsid="001e5d94" officeooo:paragraph-rsid="001e5d94" style:font-weight-asian="normal" style:font-weight-complex="normal"/>
    </style:style>
    <style:style style:name="P55" style:family="paragraph" style:parent-style-name="Standard" style:list-style-name="L5">
      <style:paragraph-properties fo:text-align="justify" style:justify-single-word="false"/>
      <style:text-properties style:use-window-font-color="true" fo:font-weight="normal" officeooo:rsid="001e0c0c" officeooo:paragraph-rsid="001e0c0c" style:font-weight-asian="normal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style:use-window-font-color="true" fo:font-weight="normal" officeooo:rsid="001fb547" officeooo:paragraph-rsid="001fb547" style:font-weight-asian="normal" style:font-weight-complex="normal"/>
    </style:style>
    <style:style style:name="P57" style:family="paragraph" style:parent-style-name="Standard" style:list-style-name="L7">
      <style:paragraph-properties fo:text-align="justify" style:justify-single-word="false"/>
      <style:text-properties style:use-window-font-color="true" fo:font-weight="normal" officeooo:rsid="0021886b" officeooo:paragraph-rsid="0021886b" style:font-weight-asian="normal" style:font-weight-complex="normal"/>
    </style:style>
    <style:style style:name="P58" style:family="paragraph" style:parent-style-name="Standard" style:list-style-name="L8">
      <style:paragraph-properties fo:text-align="justify" style:justify-single-word="false"/>
      <style:text-properties style:use-window-font-color="true" fo:font-weight="normal" officeooo:rsid="0023b605" officeooo:paragraph-rsid="0023b605" style:font-weight-asian="normal" style:font-weight-complex="normal"/>
    </style:style>
    <style:style style:name="P59" style:family="paragraph" style:parent-style-name="Standard" style:list-style-name="L9">
      <style:paragraph-properties fo:text-align="justify" style:justify-single-word="false"/>
      <style:text-properties style:use-window-font-color="true" fo:font-weight="normal" officeooo:rsid="0025c844" officeooo:paragraph-rsid="0025c844" fo:background-color="transparent" style:font-weight-asian="normal" style:font-weight-complex="normal"/>
    </style:style>
    <style:style style:name="P60" style:family="paragraph" style:parent-style-name="Standard" style:list-style-name="L9">
      <style:paragraph-properties fo:text-align="justify" style:justify-single-word="false"/>
      <style:text-properties style:use-window-font-color="true" fo:font-weight="normal" officeooo:rsid="0025f24c" officeooo:paragraph-rsid="0025f24c" fo:background-color="transparent" style:font-weight-asian="normal" style:font-weight-complex="normal"/>
    </style:style>
    <style:style style:name="P61" style:family="paragraph" style:parent-style-name="Standard" style:list-style-name="L10">
      <style:paragraph-properties fo:text-align="justify" style:justify-single-word="false"/>
      <style:text-properties style:use-window-font-color="true" fo:font-weight="normal" officeooo:rsid="00270120" officeooo:paragraph-rsid="00270120" fo:background-color="transparent" style:font-weight-asian="normal" style:font-weight-complex="normal"/>
    </style:style>
    <style:style style:name="P62" style:family="paragraph" style:parent-style-name="Standard" style:list-style-name="L11">
      <style:paragraph-properties fo:text-align="justify" style:justify-single-word="false"/>
      <style:text-properties style:use-window-font-color="true" fo:font-weight="normal" officeooo:rsid="0027f6cb" officeooo:paragraph-rsid="0027f6cb" fo:background-color="transparent" style:font-weight-asian="normal" style:font-weight-complex="normal"/>
    </style:style>
    <style:style style:name="P63" style:family="paragraph" style:parent-style-name="Standard" style:list-style-name="L11">
      <style:paragraph-properties fo:text-align="justify" style:justify-single-word="false"/>
      <style:text-properties style:use-window-font-color="true" fo:font-weight="normal" officeooo:rsid="002d38cb" officeooo:paragraph-rsid="002d38cb" fo:background-color="transparent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ce181e" fo:font-weight="normal" officeooo:rsid="001fb547" officeooo:paragraph-rsid="001fb547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804b2" style:font-size-asian="16pt" style:font-style-asian="italic" style:font-size-complex="16pt" style:font-style-complex="italic"/>
    </style:style>
    <style:style style:name="P66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289f87" style:font-size-asian="16pt" style:font-style-asian="italic" style:font-size-complex="16pt" style:font-style-complex="italic"/>
    </style:style>
    <style:style style:name="P67" style:family="paragraph" style:parent-style-name="Standard">
      <style:paragraph-properties fo:text-align="center" style:justify-single-word="false"/>
      <style:text-properties fo:font-size="16pt" fo:font-weight="normal" officeooo:rsid="002a66d9" officeooo:paragraph-rsid="002a66d9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style="italic" officeooo:rsid="00289f87" officeooo:paragraph-rsid="00289f87" style:font-size-asian="10.5pt" style:font-style-asian="italic" style:font-size-complex="12pt" style:font-style-complex="italic"/>
    </style:style>
    <style:style style:name="P69" style:family="paragraph" style:parent-style-name="Standard">
      <style:paragraph-properties fo:text-align="justify" style:justify-single-word="false"/>
      <style:text-properties fo:font-size="12pt" fo:font-style="normal" officeooo:rsid="00289f87" officeooo:paragraph-rsid="00289f87" style:font-size-asian="10.5pt" style:font-style-asian="normal" style:font-size-complex="12pt" style:font-style-complex="normal"/>
    </style:style>
    <style:style style:name="P70" style:family="paragraph" style:parent-style-name="Standard">
      <style:paragraph-properties fo:text-align="center" style:justify-single-word="false"/>
      <style:text-properties fo:font-size="20pt" fo:font-weight="bold" officeooo:rsid="001804b2" officeooo:paragraph-rsid="001804b2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f6c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4acf" style:font-weight-asian="normal" style:font-weight-complex="normal"/>
    </style:style>
    <style:style style:name="T5" style:family="text">
      <style:text-properties officeooo:rsid="001acbde"/>
    </style:style>
    <style:style style:name="T6" style:family="text">
      <style:text-properties officeooo:rsid="001cb3e3"/>
    </style:style>
    <style:style style:name="T7" style:family="text">
      <style:text-properties officeooo:rsid="001e0c0c"/>
    </style:style>
    <style:style style:name="T8" style:family="text">
      <style:text-properties fo:color="#ce181e"/>
    </style:style>
    <style:style style:name="T9" style:family="text">
      <style:text-properties officeooo:rsid="001e5d94"/>
    </style:style>
    <style:style style:name="T10" style:family="text">
      <style:text-properties officeooo:rsid="00201f9f"/>
    </style:style>
    <style:style style:name="T11" style:family="text">
      <style:text-properties officeooo:rsid="0023b605"/>
    </style:style>
    <style:style style:name="T12" style:family="text">
      <style:text-properties fo:color="#ed1c24"/>
    </style:style>
    <style:style style:name="T13" style:family="text">
      <style:text-properties officeooo:rsid="0023b894"/>
    </style:style>
    <style:style style:name="T14" style:family="text">
      <style:text-properties officeooo:rsid="0025f24c"/>
    </style:style>
    <style:style style:name="T15" style:family="text">
      <style:text-properties officeooo:rsid="0027f6cb"/>
    </style:style>
    <style:style style:name="T16" style:family="text">
      <style:text-properties officeooo:rsid="00289f87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2badae"/>
    </style:style>
    <style:style style:name="T19" style:family="text">
      <style:text-properties officeooo:rsid="002d35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Configuring and implementing a cloud based Machine Learning Production Model</text:p>
      <text:p text:style-name="P70"/>
      <text:p text:style-name="P67">Machine Learning Engineer with Microsoft Azure Program</text:p>
      <text:p text:style-name="P67">Student: Herbert Fernández Tamayo</text:p>
      <text:p text:style-name="P1"/>
      <text:p text:style-name="P66">Part <text:span text:style-name="T16">1: Authentication</text:span></text:p>
      <text:p text:style-name="P18"/>
      <text:p text:style-name="P69">Disclaimer:</text:p>
      <text:p text:style-name="P68"><text:span text:style-name="T17">you will need to install the Azure Machine Learning Extension which allows you to interact with Azure Machine Learning Studio, part of the </text:span><text:span text:style-name="Source_20_Text"><text:span text:style-name="T17">az</text:span></text:span><text:span text:style-name="T17"> command. After having the Azure machine Learning Extension, you will create a </text:span><text:span text:style-name="Source_20_Text"><text:span text:style-name="T17">Service Principal</text:span></text:span><text:span text:style-name="T17"> account and associate it with your specific workspace. </text:span></text:p>
      <text:p text:style-name="P68"><text:span text:style-name="T17"/></text:p>
      <text:p text:style-name="P68"><text:span text:style-name="T17">Whether you are using an Azure ML studio account with no rights of deploy a Service Principal you may skip this step.</text:span></text:p>
      <text:p text:style-name="P18"/>
      <text:p text:style-name="P18">Part 2: Automation of the Machine Learning Experiment</text:p>
      <text:p text:style-name="P1"/>
      <text:p text:style-name="P6"><text:span text:style-name="T1">Main goal </text:span><text:span text:style-name="T2">of the project</text:span>: to implement a model that will be cloud based deploy and consume as an endpoint.</text:p>
      <text:p text:style-name="P23"/>
      <text:p text:style-name="P12">Checkpoints to be considered:</text:p>
      <text:p text:style-name="P12"/>
      <text:list xml:id="list557702125" text:style-name="L1">
        <text:list-item>
          <text:p text:style-name="P47">Create a new Automated Machine Learning run</text:p>
        </text:list-item>
        <text:list-item>
          <text:p text:style-name="P53"><text:span text:style-name="T3">Select (in case it is available) or upload the bankmarketing dataset (</text:span><text:a xlink:type="simple" xlink:href="https://automlsamplenotebookdata.blob.core.windows.net/automl-sample-notebook-data/bankmarketing_train.csv" text:style-name="Internet_20_link" text:visited-style-name="Visited_20_Internet_20_Link"><text:span text:style-name="T3">https://automlsamplenotebookdata.blob.core.windows.net/automl-sample-notebook-data/bankmarketing_train.csv</text:span></text:a><text:span text:style-name="T3">)</text:span></text:p>
        </text:list-item>
        <text:list-item>
          <text:p text:style-name="P47">Create a new Machine Learning experiment</text:p>
        </text:list-item>
        <text:list-item>
          <text:p text:style-name="P53"><text:span text:style-name="T3">Configure a new compute cluster, it is suggested to choose the “Standard DS12 V2” </text:span><text:span text:style-name="T4">type</text:span></text:p>
        </text:list-item>
        <text:list-item>
          <text:p text:style-name="P48">Adjust these specific parameters of the computer cluster:</text:p>
          <text:list>
            <text:list-item>
              <text:p text:style-name="P48">Number of minimun nodes: 1</text:p>
            </text:list-item>
            <text:list-item>
              <text:p text:style-name="P48">Run experiment as: Classification</text:p>
            </text:list-item>
            <text:list-item>
              <text:p text:style-name="P48">Check “explain best model”</text:p>
            </text:list-item>
            <text:list-item>
              <text:p text:style-name="P48">Exit criterion to 1</text:p>
            </text:list-item>
            <text:list-item>
              <text:p text:style-name="P48">Concurrency to 5</text:p>
            </text:list-item>
          </text:list>
        </text:list-item>
      </text:list>
      <text:p text:style-name="P31"/>
      <text:p text:style-name="P15">Screenshots:</text:p>
      <text:p text:style-name="P28"/>
      <text:list xml:id="list3030913691" text:style-name="L2">
        <text:list-item>
          <text:p text:style-name="P49">Available datasets:</text:p>
        </text:list-item>
      </text:list>
      <text:p text:style-name="P28"/>
      <text:p text:style-name="P28"/>
      <text:list xml:id="list65706623137406" text:continue-numbering="true" text:style-name="L2">
        <text:list-item>
          <text:p text:style-name="P49">Experiment completed:</text:p>
        </text:list-item>
      </text:list>
      <text:p text:style-name="P28"/>
      <text:p text:style-name="P28"/>
      <text:list xml:id="list65704835927505" text:continue-numbering="true" text:style-name="L2">
        <text:list-item>
          <text:p text:style-name="P49"><text:soft-page-break/>Best model identified once the experiment is completed:</text:p>
          <text:p text:style-name="P49"/>
        </text:list-item>
      </text:list>
      <text:p text:style-name="P28"/>
      <text:p text:style-name="P19">Part <text:span text:style-name="T5">3</text:span>: <text:span text:style-name="T5">Deploy the best model</text:span></text:p>
      <text:p text:style-name="P2"/>
      <text:p text:style-name="P7"><text:span text:style-name="T1">Main goal</text:span>: <text:span text:style-name="T5">to publish via HTTP the best model identified and chose after the AutoML experiment is completed</text:span>.</text:p>
      <text:p text:style-name="P24"/>
      <text:p text:style-name="P13">Checkpoints to be considered:</text:p>
      <text:list xml:id="list1562278431" text:style-name="L3">
        <text:list-item>
          <text:p text:style-name="P50">Select the best model and click on “deploy”</text:p>
        </text:list-item>
        <text:list-item>
          <text:p text:style-name="P50">Enable authentication</text:p>
        </text:list-item>
        <text:list-item>
          <text:p text:style-name="P50">Deploy the model using Azure Container Instance (ACI)</text:p>
        </text:list-item>
        <text:list-item>
          <text:p text:style-name="P50">Whether the process is successful you may check in the “<text:span text:style-name="T18">end</text:span>points” option the recently deployment</text:p>
        </text:list-item>
        <text:list-item>
          <text:p text:style-name="P50">Click on it and you should get details about the REST Endpoint as well as its authentication keys.</text:p>
        </text:list-item>
      </text:list>
      <text:p text:style-name="P29"/>
      <text:p text:style-name="P29"/>
      <text:p text:style-name="P29"/>
      <text:p text:style-name="P29"/>
      <text:p text:style-name="P29"/>
      <text:p text:style-name="P16">Screenshots:</text:p>
      <text:p text:style-name="P29"/>
      <text:list xml:id="list3013651175" text:style-name="L4">
        <text:list-item>
          <text:p text:style-name="P51">Selection of the best model and click on Deploy:</text:p>
        </text:list-item>
      </text:list>
      <text:p text:style-name="P29"/>
      <text:p text:style-name="P29"/>
      <text:list xml:id="list65705252733841" text:continue-numbering="true" text:style-name="L4">
        <text:list-item>
          <text:p text:style-name="P51">Deploy on Azure Container Instance and enable authentication:</text:p>
        </text:list-item>
      </text:list>
      <text:p text:style-name="P29"/>
      <text:p text:style-name="P29"/>
      <text:list xml:id="list65706132917761" text:continue-numbering="true" text:style-name="L4">
        <text:list-item>
          <text:p text:style-name="P51">Confirmation of “success” of the process of deploy:</text:p>
        </text:list-item>
      </text:list>
      <text:p text:style-name="P29"/>
      <text:p text:style-name="P29"/>
      <text:list xml:id="list65705019449926" text:continue-numbering="true" text:style-name="L4">
        <text:list-item>
          <text:p text:style-name="P51">Checking the “Endpoint” option on ML Studio <text:span text:style-name="T6">(by default the application insights are disabled)</text:span>:</text:p>
        </text:list-item>
      </text:list>
      <text:p text:style-name="P29"/>
      <text:p text:style-name="P29"/>
      <text:list xml:id="list65704717536294" text:continue-numbering="true" text:style-name="L4">
        <text:list-item>
          <text:p text:style-name="P51">Details how to “consume” the Endpoint: (foto<text:span text:style-name="T7">s</text:span> 5 y 6)</text:p>
        </text:list-item>
      </text:list>
      <text:p text:style-name="P29"/>
      <text:p text:style-name="P20">Part <text:span text:style-name="T7">4</text:span>: <text:span text:style-name="T7">Enable application insights</text:span></text:p>
      <text:p text:style-name="P3"/>
      <text:p text:style-name="P8"><text:span text:style-name="T1">Main goal</text:span>: <text:span text:style-name="T7">Enable application insights and logging via source code (Although this process may be accomplished using the GUI).</text:span></text:p>
      <text:p text:style-name="P25"/>
      <text:p text:style-name="P14">Checkpoints to be considered:</text:p>
      <text:p text:style-name="P30"/>
      <text:list xml:id="list1751264085" text:style-name="L5">
        <text:list-item>
          <text:p text:style-name="P52">It is important to check if az, Python SDK are enabled</text:p>
        </text:list-item>
        <text:list-item>
          <text:p text:style-name="P52">Download from Azure ML Studio the JSON file that contains the information of the subscription</text:p>
        </text:list-item>
        <text:list-item>
          <text:p text:style-name="P52">Write code that enables the application insights. See <text:span text:style-name="T8">logs.py</text:span></text:p>
        </text:list-item>
        <text:list-item>
          <text:p text:style-name="P54"><text:soft-page-break/>In order to execute logs.py you need to confirm your user’s credentials.</text:p>
        </text:list-item>
        <text:list-item>
          <text:p text:style-name="P55">Run <text:span text:style-name="T9">logs.py and whether it successfully run check if the Application insights are enabled.</text:span></text:p>
        </text:list-item>
        <text:list-item>
          <text:p text:style-name="P54">Click on the URL of the Application insights to see the results</text:p>
        </text:list-item>
      </text:list>
      <text:p text:style-name="P32"/>
      <text:p text:style-name="P41">Screenshots:</text:p>
      <text:list xml:id="list490766834" text:style-name="L6">
        <text:list-item>
          <text:p text:style-name="P56">Download config.json</text:p>
          <text:p text:style-name="P56"/>
        </text:list-item>
        <text:list-item>
          <text:p text:style-name="P56">Execution of logs.py <text:span text:style-name="T8">(2 y 3)</text:span></text:p>
          <text:p text:style-name="P56"/>
        </text:list-item>
        <text:list-item>
          <text:p text:style-name="P56">Check the application insights URL enabled </text:p>
          <text:p text:style-name="P56"/>
        </text:list-item>
        <text:list-item>
          <text:p text:style-name="P56">App insights results <text:span text:style-name="T8">(5 y 6)</text:span></text:p>
        </text:list-item>
      </text:list>
      <text:p text:style-name="P64"/>
      <text:p text:style-name="P64"/>
      <text:p text:style-name="P64"/>
      <text:p text:style-name="P64"/>
      <text:p text:style-name="P64"/>
      <text:p text:style-name="P21">Part <text:span text:style-name="T10">5</text:span>: <text:span text:style-name="T10">Swagger documentation</text:span></text:p>
      <text:p text:style-name="P4"/>
      <text:p text:style-name="P9"><text:span text:style-name="T1">Main goal</text:span>: <text:span text:style-name="T10">To test the recently deployed model using Swagger.</text:span></text:p>
      <text:p text:style-name="P26"/>
      <text:p text:style-name="P43">Checkpoints to be considered:</text:p>
      <text:p text:style-name="P36"/>
      <text:list xml:id="list2880872227" text:style-name="L7">
        <text:list-item>
          <text:p text:style-name="P57">Download the swagger.json file from the recently deployed model.</text:p>
        </text:list-item>
        <text:list-item>
          <text:p text:style-name="P57">Copy swagger.json file in the same folder of swagger.sh and serve.py</text:p>
        </text:list-item>
        <text:list-item>
          <text:p text:style-name="P57">Run swagger.sh and serve.py</text:p>
        </text:list-item>
        <text:list-item>
          <text:p text:style-name="P57">Interact with the swagger instance based in the documentation obtained from the model.</text:p>
        </text:list-item>
        <text:list-item>
          <text:p text:style-name="P57">Display the content of the API model</text:p>
        </text:list-item>
      </text:list>
      <text:p text:style-name="P33"/>
      <text:p text:style-name="P42">Screenshots:</text:p>
      <text:list xml:id="list2278566898" text:style-name="L8">
        <text:list-item>
          <text:p text:style-name="P58">Running swagger.sh</text:p>
        </text:list-item>
      </text:list>
      <text:p text:style-name="P35"><text:tab/></text:p>
      <text:list xml:id="list65706211465915" text:continue-numbering="true" text:style-name="L8">
        <text:list-item>
          <text:p text:style-name="P58">Accesing to swagger through localhost:9000</text:p>
          <text:p text:style-name="P58"/>
        </text:list-item>
        <text:list-item>
          <text:p text:style-name="P58">Running serve.py</text:p>
          <text:p text:style-name="P58"/>
        </text:list-item>
        <text:list-item>
          <text:p text:style-name="P58">Interacting with the swagger instance through the deployed model</text:p>
          <text:p text:style-name="P58"/>
        </text:list-item>
        <text:list-item>
          <text:p text:style-name="P58">Available API methods <text:span text:style-name="T12">(5 y 6) </text:span></text:p>
        </text:list-item>
      </text:list>
      <text:p text:style-name="P34"/>
      <text:p text:style-name="P34"/>
      <text:p text:style-name="P22">Part <text:span text:style-name="T11">6</text:span>: <text:span text:style-name="T11">Consume model endpoints</text:span></text:p>
      <text:p text:style-name="P5"/>
      <text:p text:style-name="P10"><text:span text:style-name="T1">Main goal</text:span>: <text:span text:style-name="T13">To interact with the deployed model using a source code specifically designed for the purpose.</text:span></text:p>
      <text:p text:style-name="P27"/>
      <text:p text:style-name="P44">Checkpoints to be considered:</text:p>
      <text:list xml:id="list3442467144" text:style-name="L9">
        <text:list-item>
          <text:p text:style-name="P59"><text:soft-page-break/>In the <text:span text:style-name="T12">endpoint.py</text:span> <text:span text:style-name="T14">file </text:span>update the values of scoring_uri and key obtained from the consume tab of the deployed model</text:p>
        </text:list-item>
        <text:list-item>
          <text:p text:style-name="P60">Execute the endpoint.py file</text:p>
        </text:list-item>
        <text:list-item>
          <text:p text:style-name="P60">A file called data.json should be created as a result of the interaction</text:p>
        </text:list-item>
        <text:list-item>
          <text:p text:style-name="P60">To test the performance of the endpoint run <text:span text:style-name="T12">benchmark.sh </text:span>file, do not forget to update the values of scoring_uri and key as well.</text:p>
        </text:list-item>
      </text:list>
      <text:p text:style-name="P38"/>
      <text:p text:style-name="P46">Screenshots:</text:p>
      <text:list xml:id="list4008571583" text:style-name="L10">
        <text:list-item>
          <text:p text:style-name="P61">Scoring_uri and key values obtained from the consume tab of the deployed model</text:p>
          <text:p text:style-name="P61"/>
        </text:list-item>
        <text:list-item>
          <text:p text:style-name="P61">Updating endpoint.py</text:p>
          <text:p text:style-name="P61"/>
        </text:list-item>
        <text:list-item>
          <text:p text:style-name="P61">Running endpo<text:span text:style-name="T19">i</text:span>nt.py</text:p>
          <text:p text:style-name="P61"/>
        </text:list-item>
        <text:list-item>
          <text:p text:style-name="P61">Content of data.json file</text:p>
          <text:p text:style-name="P61"/>
        </text:list-item>
        <text:list-item>
          <text:p text:style-name="P61">Running benchmark.sh</text:p>
        </text:list-item>
      </text:list>
      <text:p text:style-name="P39"/>
      <text:p text:style-name="P17">Create, publish and consume a pipeline</text:p>
      <text:p text:style-name="P40"/>
      <text:p text:style-name="P11"><text:span text:style-name="T1">Main goal </text:span><text:span text:style-name="T2">of the project</text:span>: <text:span text:style-name="T15">execute the different stages from a jupyter notebook file to implement a pipeline</text:span>.</text:p>
      <text:p text:style-name="P37"/>
      <text:p text:style-name="P45">Checkpoints to be considered:</text:p>
      <text:list xml:id="list2503720358" text:style-name="L11">
        <text:list-item>
          <text:p text:style-name="P62">Use the previous created experiment</text:p>
        </text:list-item>
        <text:list-item>
          <text:p text:style-name="P62">Upload the jupyter notebook file</text:p>
        </text:list-item>
        <text:list-item>
          <text:p text:style-name="P62">Downgrade from SDK ver 1.19 to 1.18</text:p>
          <text:list>
            <text:list-item>
              <text:p text:style-name="P63">pip list | grep 1.19.0 | xargs pip uninstall -y</text:p>
            </text:list-item>
            <text:list-item>
              <text:p text:style-name="P63">pip install azureml-sdk[automl,contrib,widgets]==1.18.0</text:p>
            </text:list-item>
            <text:list-item>
              <text:p text:style-name="P63">pip install azureml-widgets==1.18.0</text:p>
            </text:list-item>
          </text:list>
        </text:list-item>
        <text:list-item>
          <text:p text:style-name="P62">Make sure config.json file is still in the same working directory</text:p>
        </text:list-item>
        <text:list-item>
          <text:p text:style-name="P62">Exexute each cell of the juputer notebook</text:p>
        </text:list-item>
        <text:list-item>
          <text:p text:style-name="P62">Verify the pipeline has been created</text:p>
        </text:list-item>
        <text:list-item>
          <text:p text:style-name="P62">Verify the pipeline is runn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9:51:50.340913243</meta:creation-date>
    <dc:date>2020-12-17T06:57:02.775175560</dc:date>
    <meta:editing-duration>PT3H14M2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4" meta:paragraph-count="93" meta:word-count="806" meta:character-count="4951" meta:non-whitespace-character-count="4295"/>
  </office:meta>
</office:document-meta>
</file>